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upport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upport.lookoupDefaultFilterOperationAbbreviation( String type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Support.configure( SQLSuppor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upport.mapFilterAbbreviationToOperation( String abbre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Support.internalCreateOrderByFragment( InternalStringBuilder sql , List sor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Support.convertSQLPattern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Support.lookupOperator( FilterOperationHint o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QLSupport.SQL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Support.addParameter( InternalStringBuilder sql , Object value , FilterTypeHint type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Support.createOrderByClause( List sor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Support.lookupFilterOperationLabels( String typeH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QLSupport.convertSQLString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Support.createWhereClause( List fil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Support.createOrderByFragment( List sor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Support.getInstance( SQLSuppor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Support.getInstance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Support.mapFilterHintToOperation( FilterOperationHint 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Support.createWhereFragment( List fil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Support.internalCreateWhereFragment( InternalStringBuilder sql , List filters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5">
            <text:p text:style-name="Table_20_Contents">1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